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bf2f2" officeooo:paragraph-rsid="001bf2f2"/>
    </style:style>
    <style:style style:name="P2" style:family="paragraph" style:parent-style-name="Header">
      <style:paragraph-properties fo:text-align="end" style:justify-single-word="false"/>
    </style:style>
    <style:style style:name="T1" style:family="text">
      <style:text-properties officeooo:rsid="001bf2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><text:tab/>Output:</text:p>
      <text:p text:style-name="P1"><text:tab/><text:tab/>14</text:p>
      <text:p text:style-name="P1"><text:tab/><text:tab/>writer</text:p>
      <text:p text:style-name="P1"><text:tab/><text:tab/>0</text:p>
      <text:p text:style-name="P1"><text:tab/><text:tab/>writer</text:p>
      <text:p text:style-name="P1"><text:tab/><text:tab/>0</text:p>
      <text:p text:style-name="P1"><text:tab/><text:tab/>pen</text:p>
      <text:p text:style-name="P1"><text:tab/><text:tab/>6</text:p>
      <text:p text:style-name="P1"><text:tab/><text:tab/>writer</text:p>
      <text:p text:style-name="P1"><text:tab/><text:tab/>33</text:p>
      <text:p text:style-name="P1"><text:tab/><text:tab/>pen</text:p>
      <text:p text:style-name="P1"><text:tab/><text:tab/>15</text:p>
      <text:p text:style-name="P1"><text:tab/><text:tab/>writer</text:p>
      <text:p text:style-name="P1"><text:tab/><text:tab/>0</text:p>
      <text:p text:style-name="P1"><text:tab/><text:tab/>pen</text:p>
      <text:p text:style-name="P1"><text:tab/>Multiple Choice:</text:p>
      <text:p text:style-name="P1"><text:tab/><text:tab/>1. e</text:p>
      <text:p text:style-name="P1"><text:tab/><text:tab/>2. a</text:p>
      <text:p text:style-name="P1"><text:tab/><text:tab/>3. SKIP</text:p>
      <text:p text:style-name="P1"><text:tab/><text:tab/>4. SKIP</text:p>
      <text:p text:style-name="P1"><text:tab/><text:tab/>5. d</text:p>
      <text:p text:style-name="P1"><text:tab/><text:tab/>6. a</text:p>
      <text:p text:style-name="P1"><text:tab/><text:tab/>7. d</text:p>
      <text:p text:style-name="P1"><text:tab/><text:tab/>8. b</text:p>
      <text:p text:style-name="P1"><text:tab/><text:tab/>9. e</text:p>
      <text:p text:style-name="P1"><text:tab/><text:tab/>10. a</text:p>
      <text:p text:style-name="P1"><text:tab/><text:tab/>11. a</text:p>
      <text:p text:style-name="P1"><text:tab/><text:tab/>12. b</text:p>
      <text:p text:style-name="P1"><text:tab/><text:tab/>13. b</text:p>
      <text:p text:style-name="P1"><text:tab/><text:tab/>14. a</text:p>
      <text:p text:style-name="P1"><text:tab/><text:tab/>15. d</text:p>
      <text:p text:style-name="P1"><text:tab/><text:tab/>16. b</text:p>
      <text:p text:style-name="P1"><text:tab/><text:tab/>17. SKIP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officeooo:rsid="001bf2f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all2014, Exam 2, </text:span>Ans<text:span text:style-name="MT1">wer Key </text:span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2T01:28:37.997794013</meta:creation-date>
    <dc:date>2014-12-12T01:49:30.449517221</dc:date>
    <meta:editing-duration>PT10M46S</meta:editing-duration>
    <meta:editing-cycles>3</meta:editing-cycles>
    <meta:generator>LibreOffice/4.2.5.2$Linux_X86_64 LibreOffice_project/420m0$Build-2</meta:generator>
    <meta:document-statistic meta:table-count="0" meta:image-count="0" meta:object-count="0" meta:page-count="1" meta:paragraph-count="35" meta:word-count="58" meta:character-count="247" meta:non-whitespace-character-count="160"/>
  </office:meta>
</office:document-meta>
</file>